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2E5C2B517D7A7D7D5F1.png" manifest:media-type="image/png"/>
  <manifest:file-entry manifest:full-path="Pictures/1000020100000287000002E52B4131BBFACB159A.png" manifest:media-type="image/png"/>
  <manifest:file-entry manifest:full-path="Pictures/1000020100000287000002E59516F590AF4793B0.png" manifest:media-type="image/png"/>
  <manifest:file-entry manifest:full-path="Pictures/1000020100000287000002E52131B63C0CE060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1b7a" officeooo:paragraph-rsid="00021b7a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4.429cm, 8.66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2.351cm, 9.6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.685cm, 12.49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.326cm, 4.3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</text:p>
      <text:p text:style-name="P1">a)</text:p>
      <text:p text:style-name="P1"><draw:frame draw:style-name="fr1" draw:name="Imagen1" text:anchor-type="paragraph" svg:width="12.601cm" svg:height="10.866cm" draw:z-index="0"><draw:image xlink:href="Pictures/1000020100000287000002E59516F590AF4793B0.png" xlink:type="simple" xlink:show="embed" xlink:actuate="onLoad" loext:mime-type="image/x-vclgraphic"/></draw:frame></text:p>
      <text:p text:style-name="P1"/>
      <text:p text:style-name="P1"/>
      <text:p text:style-name="P1"><draw:frame draw:style-name="fr2" draw:name="Imagen2" text:anchor-type="paragraph" svg:y="0.111cm" svg:width="14.665cm" svg:height="9.869cm" draw:z-index="1"><draw:image xlink:href="Pictures/1000020100000287000002E52131B63C0CE060C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text:soft-page-break/>b)</text:p>
      <text:p text:style-name="P1"><draw:frame draw:style-name="fr4" draw:name="Imagen4" text:anchor-type="paragraph" svg:width="16.676cm" svg:height="15.108cm" draw:z-index="3"><draw:image xlink:href="Pictures/1000020100000287000002E52B4131BBFACB159A.png" xlink:type="simple" xlink:show="embed" xlink:actuate="onLoad" loext:mime-type="image/x-vclgraphic"/></draw:frame></text:p>
      <text:p text:style-name="P1"/>
      <text:p text:style-name="P1"/>
      <text:p text:style-name="P1">c)</text:p>
      <text:p text:style-name="P1"/>
      <text:p text:style-name="P1"><draw:frame draw:style-name="fr3" draw:name="Imagen3" text:anchor-type="paragraph" svg:width="15.326cm" svg:height="7.061cm" draw:z-index="2"><draw:image xlink:href="Pictures/1000020100000287000002E5C2B517D7A7D7D5F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7:08:59.962325982</meta:creation-date>
    <dc:date>2020-03-06T17:50:15.028736289</dc:date>
    <meta:editing-duration>PT54S</meta:editing-duration>
    <meta:editing-cycles>1</meta:editing-cycles>
    <meta:document-statistic meta:table-count="0" meta:image-count="4" meta:object-count="0" meta:page-count="2" meta:paragraph-count="4" meta:word-count="4" meta:character-count="8" meta:non-whitespace-character-count="8"/>
    <meta:generator>LibreOffice/6.0.7.3$Linux_X86_64 LibreOffice_project/00m0$Build-3</meta:generator>
  </office:meta>
</office:document-meta>
</file>